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134.31pt"/>
    </style:style>
    <style:style style:name="co65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5" calcext:value-type="currency">
            <text:p>$1,20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25" calcext:value-type="currency">
            <text:p>$1,62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3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305" calcext:value-type="currency">
            <text:p>$1,30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345" calcext:value-type="currency">
            <text:p>$1,34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3];[.F13];[.H13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96" calcext:value-type="currency">
            <text:p>$1,196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15"/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29];[.F29];[.H29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0];[.F30];[.H30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1];[.F31];[.H31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96" calcext:value-type="currency">
            <text:p>$1,296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Sheet5" table:style-name="ta1"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7:34:35.507033537</dc:date>
    <meta:editing-duration>P15DT22H55M7S</meta:editing-duration>
    <meta:editing-cycles>298</meta:editing-cycles>
    <meta:generator>LibreOffice/5.1.6.2$Linux_X86_64 LibreOffice_project/10m0$Build-2</meta:generator>
    <meta:document-statistic meta:table-count="5" meta:cell-count="4642" meta:object-count="0"/>
  </office:meta>
</office:document-meta>
</file>